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8.15cm" fo:min-width="3.54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9.8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34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267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267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4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14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64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542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42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842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4.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2.9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4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4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42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42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objectwithoutfill">
      <style:graphic-properties svg:stroke-color="#ff0000" draw:fill="solid" draw:textarea-vertical-align="middle"/>
    </style:style>
    <style:style style:name="gr41" style:family="graphic" style:parent-style-name="objectwithoutfill">
      <style:graphic-properties draw:fill="solid" draw:textarea-vertical-align="middle"/>
    </style:style>
    <style:style style:name="gr4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3" style:family="graphic" style:parent-style-name="objectwithoutfill">
      <style:graphic-properties svg:stroke-color="#ff0000" draw:marker-end="Arrow" draw:marker-end-width="0.3cm" draw:fill="solid" draw:fill-color="#729fcf" draw:textarea-vertical-align="middle"/>
    </style:style>
    <style:style style:name="gr44" style:family="graphic" style:parent-style-name="objectwithoutfill">
      <style:graphic-properties svg:stroke-color="#3465a4" draw:fill="solid" draw:textarea-vertical-align="middl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8cm"/>
    </style:style>
    <style:style style:name="gr4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Noto Sans CJK SC" style:font-size-asian="32pt" style:font-style-asian="italic" style:font-weight-asian="bold" style:font-name-complex="Lohit Devanagari" style:font-size-complex="32pt" style:font-style-complex="italic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Noto Sans CJK SC" style:font-size-asian="32pt" style:font-style-asian="italic" style:font-weight-asian="bold" style:font-name-complex="Lohit Devanagari" style:font-size-complex="3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42cm" svg:height="8.4cm" svg:x="1.558cm" svg:y="3.48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cm" svg:y1="5.084cm" svg:x2="1.558cm" svg:y2="5.084cm">
          <text:p/>
        </draw:line>
        <draw:frame draw:style-name="gr3" draw:text-style-name="P4" draw:layer="layout" svg:width="2.536cm" svg:height="1.6cm" svg:x="2.271cm" svg:y="3.484cm">
          <draw:text-box>
            <text:p text:style-name="P3"><text:span text:style-name="T1">FLP</text:span></text:p>
          </draw:text-box>
        </draw:frame>
        <draw:custom-shape draw:style-name="gr4" draw:text-style-name="P1" xml:id="id2" draw:id="id2" draw:layer="layout" svg:width="20.3cm" svg:height="1.6cm" svg:x="7.4cm" svg:y="3.5cm">
          <text:p text:style-name="P3"><text:span text:style-name="T2">format t "Enter the number whose factorial you want to find:~%"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2.842cm" svg:height="1.6cm" svg:x="24.9cm" svg:y="5.7cm">
          <text:p text:style-name="P3"><text:span text:style-name="T2">setq n(4)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6cm" svg:y1="6.684cm" svg:x2="1.558cm" svg:y2="6.684cm">
          <text:p/>
        </draw:line>
        <draw:line draw:style-name="gr7" draw:text-style-name="P2" draw:layer="layout" svg:x1="4.7cm" svg:y1="16.3cm" svg:x2="2.6cm" svg:y2="16.3cm">
          <text:p/>
        </draw:line>
        <draw:line draw:style-name="gr8" draw:text-style-name="P2" draw:layer="layout" svg:x1="4cm" svg:y1="17.3cm" svg:x2="3.2cm" svg:y2="17.3cm">
          <text:p/>
        </draw:line>
        <draw:line draw:style-name="gr9" draw:text-style-name="P2" xml:id="id37" draw:id="id37" draw:layer="layout" svg:x1="4.3cm" svg:y1="16.8cm" svg:x2="2.973cm" svg:y2="16.8cm">
          <text:p/>
        </draw:line>
        <draw:frame draw:style-name="gr10" draw:text-style-name="P5" draw:layer="layout" svg:width="4.6cm" svg:height="1.517cm" svg:x="1.352cm" svg:y="1.506cm">
          <draw:text-box>
            <text:p text:style-name="P3"><text:span text:style-name="T3">STACK</text:span></text:p>
          </draw:text-box>
        </draw:frame>
        <draw:frame draw:style-name="gr11" draw:text-style-name="P5" draw:layer="layout" svg:width="4.6cm" svg:height="1.517cm" svg:x="15.858cm" svg:y="1.584cm">
          <draw:text-box>
            <text:p text:style-name="P3"><text:span text:style-name="T3">HEAP</text:span></text:p>
          </draw:text-box>
        </draw:frame>
        <draw:custom-shape draw:style-name="gr12" draw:text-style-name="P1" xml:id="id6" draw:id="id6" draw:layer="layout" svg:width="3.3cm" svg:height="1.6cm" svg:x="15.6cm" svg:y="5.7cm">
          <text:p text:style-name="P3"><text:span text:style-name="T2">setq fac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1.542cm" svg:height="1.6cm" svg:x="22.452cm" svg:y="5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" draw:id="id5" draw:layer="layout" svg:width="1.642cm" svg:height="1.6cm" svg:x="19.9cm" svg:y="5.7cm">
          <text:p text:style-name="P3"><text:span text:style-name="T2">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7" draw:id="id7" draw:layer="layout" svg:width="2.6cm" svg:height="1.6cm" svg:x="12.139cm" svg:y="5.7cm">
          <text:p text:style-name="P3"><text:span text:style-name="T2">setq fa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2.2cm" svg:height="1.6cm" svg:x="10.3cm" svg:y="8cm">
          <text:p text:style-name="P3"><text:span text:style-name="T2">fact(1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1.8cm" svg:height="1.6cm" svg:x="7.4cm" svg:y="8cm">
          <text:p text:style-name="P3"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9" draw:id="id9" draw:layer="layout" svg:width="1.5cm" svg:height="1.6cm" svg:x="7.4cm" svg:y="5.7cm">
          <text:p text:style-name="P3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12" draw:id="id12" draw:layer="layout" svg:width="2.4cm" svg:height="1.6cm" svg:x="13.7cm" svg:y="8cm">
          <text:p text:style-name="P3"><text:span text:style-name="T2">Incf x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3" draw:id="id13" draw:layer="layout" svg:width="2.8cm" svg:height="1.6cm" svg:x="17cm" svg:y="8cm">
          <text:p text:style-name="P3"><text:span text:style-name="T2">setq fa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15" draw:id="id15" draw:layer="layout" svg:width="1.561cm" svg:height="1.6cm" svg:x="23.4cm" svg:y="8cm">
          <text:p text:style-name="P3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16" draw:id="id16" draw:layer="layout" svg:width="1.8cm" svg:height="1.6cm" svg:x="25.9cm" svg:y="8cm">
          <text:p text:style-name="P3"><text:span text:style-name="T2">x(2)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xml:id="id17" draw:id="id17" draw:layer="layout" svg:width="2.142cm" svg:height="1.6cm" svg:x="25.6cm" svg:y="10.2cm">
          <text:p text:style-name="P3"><text:span text:style-name="T2">fact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18" draw:id="id18" draw:layer="layout" svg:width="2.342cm" svg:height="1.6cm" svg:x="22.2cm" svg:y="10.2cm">
          <text:p text:style-name="P3"><text:span text:style-name="T2">Incf x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xml:id="id19" draw:id="id19" draw:layer="layout" svg:width="2.8cm" svg:height="1.6cm" svg:x="18.3cm" svg:y="10.2cm">
          <text:p text:style-name="P3"><text:span text:style-name="T2">setq 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23" draw:id="id23" draw:layer="layout" svg:width="2.042cm" svg:height="1.6cm" svg:x="7.4cm" svg:y="10.2cm">
          <text:p text:style-name="P3"><text:span text:style-name="T2">fact(2)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xml:id="id22" draw:id="id22" draw:layer="layout" svg:width="1.542cm" svg:height="1.6cm" svg:x="10.5cm" svg:y="10.2cm">
          <text:p text:style-name="P3"><text:span text:style-name="T2">x(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xml:id="id21" draw:id="id21" draw:layer="layout" svg:width="1.5cm" svg:height="1.6cm" svg:x="13.1cm" svg:y="10.2cm">
          <text:p text:style-name="P3"><text:span text:style-name="T2">*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xml:id="id24" draw:id="id24" draw:layer="layout" svg:width="2.342cm" svg:height="1.6cm" svg:x="7.4cm" svg:y="12.4cm">
          <text:p text:style-name="P3"><text:span text:style-name="T2">Incf x 1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xml:id="id25" draw:id="id25" draw:layer="layout" svg:width="2.8cm" svg:height="1.6cm" svg:x="11.3cm" svg:y="12.4cm">
          <text:p text:style-name="P3"><text:span text:style-name="T2">setq fact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28" draw:id="id28" draw:layer="layout" svg:width="2.342cm" svg:height="1.6cm" svg:x="21.7cm" svg:y="12.4cm">
          <text:p text:style-name="P3"><text:span text:style-name="T2">x(4)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xml:id="id29" draw:id="id29" draw:layer="layout" svg:width="2.342cm" svg:height="1.6cm" svg:x="25.458cm" svg:y="12.4cm">
          <text:p text:style-name="P3"><text:span text:style-name="T2">fact(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30" draw:id="id30" draw:layer="layout" svg:width="4.8cm" svg:height="1.6cm" svg:x="23cm" svg:y="14.6cm">
          <text:p text:style-name="P3"><text:span text:style-name="T2">return fact(24)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xml:id="id31" draw:id="id31" draw:layer="layout" svg:width="13.4cm" svg:height="1.6cm" svg:x="7.4cm" svg:y="14.6cm">
          <text:p text:style-name="P3"><text:span text:style-name="T2">format t "Factorial of ~d is ~d" n fact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xml:id="id26" draw:id="id26" draw:layer="layout" svg:width="1.542cm" svg:height="1.6cm" svg:x="15.7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xml:id="id20" draw:id="id20" draw:layer="layout" svg:width="1.542cm" svg:height="1.6cm" svg:x="15.658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xml:id="id8" draw:id="id8" draw:layer="layout" svg:width="1.542cm" svg:height="1.6cm" svg:x="9.739cm" svg:y="5.73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14" draw:id="id14" draw:layer="layout" svg:width="1.542cm" svg:height="1.6cm" svg:x="20.858cm" svg:y="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27" draw:id="id27" draw:layer="layout" svg:width="1.5cm" svg:height="1.6cm" svg:x="18.7cm" svg:y="12.4cm">
          <text:p text:style-name="P3"><text:span text:style-name="T2">*</text:span></text:p>
          <draw:enhanced-geometry svg:viewBox="0 0 21600 21600" draw:type="rectangle" draw:enhanced-path="M 0 0 L 21600 0 21600 21600 0 21600 0 0 Z N"/>
        </draw:custom-shape>
        <draw:line draw:style-name="gr40" draw:text-style-name="P6" xml:id="id1" draw:id="id1" draw:layer="layout" svg:x1="5.6cm" svg:y1="5.9cm" svg:x2="6.5cm" svg:y2="5.9cm">
          <text:p/>
        </draw:line>
        <draw:line draw:style-name="gr41" draw:text-style-name="P6" xml:id="id36" draw:id="id36" draw:layer="layout" svg:x1="5.6cm" svg:y1="4.3cm" svg:x2="6.1cm" svg:y2="4.3cm">
          <text:p/>
        </draw:line>
        <draw:connector draw:style-name="gr42" draw:text-style-name="P6" draw:layer="layout" svg:x1="6.5cm" svg:y1="5.9cm" svg:x2="7.4cm" svg:y2="4.3cm" draw:start-shape="id1" draw:start-glue-point="1" draw:end-shape="id2" draw:end-glue-point="3" svg:d="M6500 5900v-1600h900" svg:viewBox="0 0 901 1601">
          <text:p/>
        </draw:connector>
        <draw:connector draw:style-name="gr42" draw:text-style-name="P6" draw:layer="layout" draw:type="line" svg:x1="24.9cm" svg:y1="6.5cm" svg:x2="23.994cm" svg:y2="6.5cm" draw:start-shape="id3" draw:start-glue-point="3" draw:end-shape="id4" draw:end-glue-point="1" svg:d="M24900 6500h-906" svg:viewBox="0 0 907 1">
          <text:p/>
        </draw:connector>
        <draw:connector draw:style-name="gr42" draw:text-style-name="P6" draw:layer="layout" draw:type="line" svg:x1="22.452cm" svg:y1="6.5cm" svg:x2="21.542cm" svg:y2="6.5cm" draw:start-shape="id4" draw:start-glue-point="3" draw:end-shape="id5" draw:end-glue-point="1" svg:d="M22452 6500h-910" svg:viewBox="0 0 911 1">
          <text:p/>
        </draw:connector>
        <draw:connector draw:style-name="gr42" draw:text-style-name="P6" draw:layer="layout" draw:type="line" svg:x1="19.9cm" svg:y1="6.5cm" svg:x2="18.9cm" svg:y2="6.5cm" draw:start-shape="id5" draw:start-glue-point="3" draw:end-shape="id6" draw:end-glue-point="1" svg:d="M19900 6500h-1000" svg:viewBox="0 0 1001 1">
          <text:p/>
        </draw:connector>
        <draw:connector draw:style-name="gr42" draw:text-style-name="P6" draw:layer="layout" draw:type="line" svg:x1="15.6cm" svg:y1="6.5cm" svg:x2="14.739cm" svg:y2="6.5cm" draw:start-shape="id6" draw:start-glue-point="3" draw:end-shape="id7" draw:end-glue-point="1" svg:d="M15600 6500h-861" svg:viewBox="0 0 862 1">
          <text:p/>
        </draw:connector>
        <draw:connector draw:style-name="gr43" draw:text-style-name="P7" draw:layer="layout" draw:type="line" svg:x1="12.139cm" svg:y1="6.5cm" svg:x2="11.281cm" svg:y2="6.539cm" draw:start-shape="id7" draw:start-glue-point="3" draw:end-shape="id8" draw:end-glue-point="1" svg:d="M12139 6500l-858 39" svg:viewBox="0 0 859 40">
          <text:p/>
        </draw:connector>
        <draw:connector draw:style-name="gr42" draw:text-style-name="P6" draw:layer="layout" draw:type="line" svg:x1="9.739cm" svg:y1="6.539cm" svg:x2="8.9cm" svg:y2="6.5cm" draw:start-shape="id8" draw:start-glue-point="3" draw:end-shape="id9" draw:end-glue-point="1" svg:d="M9739 6539l-839-39" svg:viewBox="0 0 840 40">
          <text:p/>
        </draw:connector>
        <draw:connector draw:style-name="gr42" draw:text-style-name="P6" draw:layer="layout" draw:type="line" svg:x1="9.2cm" svg:y1="8.8cm" svg:x2="10.3cm" svg:y2="8.8cm" draw:start-shape="id10" draw:start-glue-point="1" draw:end-shape="id11" draw:end-glue-point="3" svg:d="M9200 8800h1100" svg:viewBox="0 0 1101 1">
          <text:p/>
        </draw:connector>
        <draw:connector draw:style-name="gr42" draw:text-style-name="P6" draw:layer="layout" draw:type="line" svg:x1="12.5cm" svg:y1="8.8cm" svg:x2="13.7cm" svg:y2="8.8cm" draw:start-shape="id11" draw:start-glue-point="1" draw:end-shape="id12" svg:d="M12500 8800h1200" svg:viewBox="0 0 1201 1">
          <text:p/>
        </draw:connector>
        <draw:connector draw:style-name="gr42" draw:text-style-name="P6" draw:layer="layout" draw:type="line" svg:x1="16.1cm" svg:y1="8.8cm" svg:x2="17cm" svg:y2="8.8cm" draw:start-shape="id12" draw:start-glue-point="1" draw:end-shape="id13" svg:d="M16100 8800h900" svg:viewBox="0 0 901 1">
          <text:p/>
        </draw:connector>
        <draw:connector draw:style-name="gr42" draw:text-style-name="P6" draw:layer="layout" draw:type="line" svg:x1="19.8cm" svg:y1="8.8cm" svg:x2="20.858cm" svg:y2="8.8cm" draw:start-shape="id13" draw:start-glue-point="1" draw:end-shape="id14" draw:end-glue-point="3" svg:d="M19800 8800h1058" svg:viewBox="0 0 1059 1">
          <text:p/>
        </draw:connector>
        <draw:connector draw:style-name="gr42" draw:text-style-name="P6" draw:layer="layout" draw:type="line" svg:x1="22.4cm" svg:y1="8.8cm" svg:x2="23.4cm" svg:y2="8.8cm" draw:start-shape="id14" draw:start-glue-point="1" draw:end-shape="id15" draw:end-glue-point="3" svg:d="M22400 8800h1000" svg:viewBox="0 0 1001 1">
          <text:p/>
        </draw:connector>
        <draw:connector draw:style-name="gr42" draw:text-style-name="P6" draw:layer="layout" draw:type="line" svg:x1="24.961cm" svg:y1="8.8cm" svg:x2="25.9cm" svg:y2="8.8cm" draw:start-shape="id15" draw:start-glue-point="1" draw:end-shape="id16" draw:end-glue-point="3" svg:d="M24961 8800h939" svg:viewBox="0 0 940 1">
          <text:p/>
        </draw:connector>
        <draw:connector draw:style-name="gr42" draw:text-style-name="P6" draw:layer="layout" draw:type="line" svg:x1="25.6cm" svg:y1="11cm" svg:x2="24.542cm" svg:y2="11cm" draw:start-shape="id17" draw:start-glue-point="3" draw:end-shape="id18" draw:end-glue-point="1" svg:d="M25600 11000h-1058" svg:viewBox="0 0 1059 1">
          <text:p/>
        </draw:connector>
        <draw:connector draw:style-name="gr42" draw:text-style-name="P6" draw:layer="layout" draw:type="line" svg:x1="22.2cm" svg:y1="11cm" svg:x2="21.1cm" svg:y2="11cm" draw:start-shape="id18" draw:start-glue-point="3" draw:end-shape="id19" draw:end-glue-point="1" svg:d="M22200 11000h-1100" svg:viewBox="0 0 1101 1">
          <text:p/>
        </draw:connector>
        <draw:connector draw:style-name="gr42" draw:text-style-name="P6" draw:layer="layout" draw:type="line" svg:x1="18.3cm" svg:y1="11cm" svg:x2="17.2cm" svg:y2="11cm" draw:start-shape="id19" draw:start-glue-point="3" draw:end-shape="id20" draw:end-glue-point="1" svg:d="M18300 11000h-1100" svg:viewBox="0 0 1101 1">
          <text:p/>
        </draw:connector>
        <draw:connector draw:style-name="gr42" draw:text-style-name="P6" draw:layer="layout" draw:type="line" svg:x1="15.658cm" svg:y1="11cm" svg:x2="14.6cm" svg:y2="11cm" draw:start-shape="id20" draw:start-glue-point="3" draw:end-shape="id21" draw:end-glue-point="1" svg:d="M15658 11000h-1058" svg:viewBox="0 0 1059 1">
          <text:p/>
        </draw:connector>
        <draw:connector draw:style-name="gr42" draw:text-style-name="P6" draw:layer="layout" draw:type="line" svg:x1="13.1cm" svg:y1="11cm" svg:x2="12.042cm" svg:y2="11cm" draw:start-shape="id21" draw:start-glue-point="3" draw:end-shape="id22" draw:end-glue-point="1" svg:d="M13100 11000h-1058" svg:viewBox="0 0 1059 1">
          <text:p/>
        </draw:connector>
        <draw:connector draw:style-name="gr42" draw:text-style-name="P6" draw:layer="layout" draw:type="line" svg:x1="10.5cm" svg:y1="11cm" svg:x2="9.442cm" svg:y2="11cm" draw:start-shape="id22" draw:start-glue-point="3" draw:end-shape="id23" draw:end-glue-point="1" svg:d="M10500 11000h-1058" svg:viewBox="0 0 1059 1">
          <text:p/>
        </draw:connector>
        <draw:connector draw:style-name="gr42" draw:text-style-name="P6" draw:layer="layout" draw:type="line" svg:x1="9.742cm" svg:y1="13.2cm" svg:x2="11.3cm" svg:y2="13.2cm" draw:start-shape="id24" draw:start-glue-point="1" draw:end-shape="id25" svg:d="M9742 13200h1558" svg:viewBox="0 0 1559 1">
          <text:p/>
        </draw:connector>
        <draw:connector draw:style-name="gr42" draw:text-style-name="P6" draw:layer="layout" draw:type="line" svg:x1="14.1cm" svg:y1="13.2cm" svg:x2="15.7cm" svg:y2="13.2cm" draw:start-shape="id25" draw:start-glue-point="1" draw:end-shape="id26" draw:end-glue-point="3" svg:d="M14100 13200h1600" svg:viewBox="0 0 1601 1">
          <text:p/>
        </draw:connector>
        <draw:connector draw:style-name="gr42" draw:text-style-name="P6" draw:layer="layout" draw:type="line" svg:x1="17.242cm" svg:y1="13.2cm" svg:x2="18.7cm" svg:y2="13.2cm" draw:start-shape="id26" draw:start-glue-point="1" draw:end-shape="id27" draw:end-glue-point="3" svg:d="M17242 13200h1458" svg:viewBox="0 0 1459 1">
          <text:p/>
        </draw:connector>
        <draw:connector draw:style-name="gr42" draw:text-style-name="P6" draw:layer="layout" draw:type="line" svg:x1="20.2cm" svg:y1="13.2cm" svg:x2="21.7cm" svg:y2="13.2cm" draw:start-shape="id27" draw:start-glue-point="1" draw:end-shape="id28" draw:end-glue-point="3" svg:d="M20200 13200h1500" svg:viewBox="0 0 1501 1">
          <text:p/>
        </draw:connector>
        <draw:connector draw:style-name="gr42" draw:text-style-name="P6" draw:layer="layout" draw:type="line" svg:x1="24.042cm" svg:y1="13.2cm" svg:x2="25.458cm" svg:y2="13.2cm" draw:start-shape="id28" draw:start-glue-point="1" draw:end-shape="id29" draw:end-glue-point="3" svg:d="M24042 13200h1416" svg:viewBox="0 0 1417 1">
          <text:p/>
        </draw:connector>
        <draw:connector draw:style-name="gr42" draw:text-style-name="P6" draw:layer="layout" draw:type="line" svg:x1="23cm" svg:y1="15.4cm" svg:x2="20.8cm" svg:y2="15.4cm" draw:start-shape="id30" draw:start-glue-point="3" draw:end-shape="id31" draw:end-glue-point="1" svg:d="M23000 15400h-2200" svg:viewBox="0 0 2201 1">
          <text:p/>
        </draw:connector>
        <draw:line draw:style-name="gr44" draw:text-style-name="P6" draw:layer="layout" svg:x1="25.3cm" svg:y1="18.8cm" svg:x2="23.2cm" svg:y2="18.8cm">
          <text:p/>
        </draw:line>
        <draw:line draw:style-name="gr44" draw:text-style-name="P6" draw:layer="layout" svg:x1="24.6cm" svg:y1="19.8cm" svg:x2="23.8cm" svg:y2="19.8cm">
          <text:p/>
        </draw:line>
        <draw:line draw:style-name="gr44" draw:text-style-name="P6" xml:id="id35" draw:id="id35" draw:layer="layout" svg:x1="24.9cm" svg:y1="19.3cm" svg:x2="23.573cm" svg:y2="19.3cm">
          <text:p/>
        </draw:line>
        <draw:custom-shape draw:style-name="gr45" draw:text-style-name="P8" xml:id="id34" draw:id="id34" draw:layer="layout" svg:width="3.5cm" svg:height="1.6cm" svg:x="17.723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8" xml:id="id33" draw:id="id33" draw:layer="layout" svg:width="3.5cm" svg:height="1.6cm" svg:x="12.523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8" xml:id="id32" draw:id="id32" draw:layer="layout" svg:width="3.3cm" svg:height="1.6cm" svg:x="7.423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6" draw:layer="layout" draw:type="line" svg:x1="10.723cm" svg:y1="17.9cm" svg:x2="12.523cm" svg:y2="17.9cm" draw:start-shape="id32" draw:start-glue-point="1" draw:end-shape="id33" draw:end-glue-point="3" svg:d="M10723 17900h1800" svg:viewBox="0 0 1801 1">
          <text:p/>
        </draw:connector>
        <draw:connector draw:style-name="gr47" draw:text-style-name="P6" draw:layer="layout" draw:type="line" svg:x1="16.023cm" svg:y1="17.9cm" svg:x2="17.723cm" svg:y2="17.9cm" draw:start-shape="id33" draw:start-glue-point="1" draw:end-shape="id34" draw:end-glue-point="3" svg:d="M16023 17900h1700" svg:viewBox="0 0 1701 1">
          <text:p/>
        </draw:connector>
        <draw:connector draw:style-name="gr47" draw:text-style-name="P6" draw:layer="layout" draw:line-skew="1.825cm" svg:x1="21.223cm" svg:y1="17.9cm" svg:x2="24.236cm" svg:y2="19.3cm" draw:start-shape="id34" draw:start-glue-point="1" draw:end-shape="id35" draw:end-glue-point="0" svg:d="M21223 17900h3000v1400h13" svg:viewBox="0 0 3014 1401">
          <text:p/>
        </draw:connector>
        <draw:connector draw:style-name="gr47" draw:text-style-name="P6" draw:layer="layout" draw:line-skew="-0.662cm" svg:x1="6.1cm" svg:y1="4.3cm" svg:x2="7.423cm" svg:y2="17.9cm" draw:start-shape="id36" draw:start-glue-point="1" draw:end-shape="id32" draw:end-glue-point="3" svg:d="M6100 4300v13600h1323" svg:viewBox="0 0 1324 13601">
          <text:p/>
        </draw:connector>
        <draw:connector draw:style-name="gr42" draw:text-style-name="P6" draw:layer="layout" draw:line-skew="0.157cm" svg:x1="27.7cm" svg:y1="4.3cm" svg:x2="27.742cm" svg:y2="6.5cm" draw:start-shape="id2" draw:start-glue-point="1" draw:end-shape="id3" draw:end-glue-point="1" svg:d="M27700 4300h700v2200h-658" svg:viewBox="0 0 701 2201">
          <text:p/>
        </draw:connector>
        <draw:connector draw:style-name="gr42" draw:text-style-name="P6" draw:layer="layout" draw:line-skew="-0.299cm" svg:x1="7.4cm" svg:y1="6.5cm" svg:x2="7.4cm" svg:y2="8.8cm" draw:start-shape="id9" draw:start-glue-point="3" draw:end-shape="id10" svg:d="M7400 6500h-800v2300h800" svg:viewBox="0 0 801 2301">
          <text:p/>
        </draw:connector>
        <draw:connector draw:style-name="gr42" draw:text-style-name="P6" draw:layer="layout" draw:line-skew="-2.25cm" svg:x1="7.4cm" svg:y1="15.4cm" svg:x2="3.636cm" svg:y2="16.8cm" draw:start-shape="id31" draw:start-glue-point="3" draw:end-shape="id37" draw:end-glue-point="0" svg:d="M7400 15400h-3800v1400h36" svg:viewBox="0 0 3801 1401">
          <text:p/>
        </draw:connector>
        <draw:connector draw:style-name="gr42" draw:text-style-name="P6" draw:layer="layout" draw:line-skew="-0.299cm" svg:x1="7.4cm" svg:y1="11cm" svg:x2="7.4cm" svg:y2="13.3cm" svg:d="M7400 11000h-800v2300h800" svg:viewBox="0 0 801 2301">
          <text:p/>
        </draw:connector>
        <draw:connector draw:style-name="gr42" draw:text-style-name="P6" draw:layer="layout" draw:line-skew="0.157cm" svg:x1="27.8cm" svg:y1="13.2cm" svg:x2="27.842cm" svg:y2="15.4cm" svg:d="M27800 13200h700v2200h-658" svg:viewBox="0 0 701 2201">
          <text:p/>
        </draw:connector>
        <draw:connector draw:style-name="gr42" draw:text-style-name="P6" draw:layer="layout" draw:line-skew="0.157cm" svg:x1="27.7cm" svg:y1="8.8cm" svg:x2="27.742cm" svg:y2="11cm" svg:d="M27700 8800h700v2200h-658" svg:viewBox="0 0 70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22:26:02.720224412</meta:creation-date>
    <dc:date>2020-05-18T14:38:44.179691683</dc:date>
    <meta:editing-duration>PT2H12M30S</meta:editing-duration>
    <meta:editing-cycles>36</meta:editing-cycles>
    <meta:generator>LibreOffice/6.2.8.2$Linux_X86_64 LibreOffice_project/20$Build-2</meta:generator>
    <meta:document-statistic meta:object-count="82"/>
  </office:meta>
</office:document-meta>
</file>